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03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stofer Chandí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lia Durá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ata Escalo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guel Escob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briela Figuer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lina Gatic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ela Llan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iago Llano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án Moli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ía Moli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alo Moli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viera Mor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vid Quiroz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stian Roja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cente Tor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gnacia Varga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go Venega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 table:number-rows-repeated="13">
          <table:table-cell table:style-name="Default" table:number-columns-repeated="3"/>
        </table:table-row>
        <table:table-row table:style-name="ro1" table:number-rows-repeated="6">
          <table:table-cell table:style-name="Default"/>
          <table:table-cell table:style-name="ce3"/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09:39.688222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4T21:15:37.505183321</dc:date>
    <meta:editing-duration>PT16M14S</meta:editing-duration>
    <meta:editing-cycles>5</meta:editing-cycles>
    <meta:generator>LibreOffice/5.0.3.2$Linux_X86_64 LibreOffice_project/00m0$Build-2</meta:generator>
    <meta:print-date>2016-04-12T00:00:34.365362769</meta:print-date>
    <meta:document-statistic meta:table-count="1" meta:cell-count="40" meta:object-count="0"/>
  </office:meta>
</office:document-meta>
</file>